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est Management Platforms</text:p>
      <text:p text:style-name="Text_20_body"/>
      <text:p text:style-name="Text_20_body">List of software platforms in North America that support political dissent, by offering features such as: mini-sites for each protest group with a collective statement, event management, strategy voting within the group, secure messaging, member statuses cross-verified and personal identity protection:​</text:p>
      <text:p text:style-name="Text_20_body"><text:span text:style-name="Strong_20_Emphasis">DemocracyOS</text:span><text:line-break/>An open-source platform designed to enhance civic engagement by allowing citizens to debate and vote on political issues. It aims to bridge the gap between elected officials and constituents by facilitating transparent discussions and decision-making processes. ​<text:a xlink:type="simple" xlink:href="https://www.wired.com/2014/05/democracy-os?utm_source=chatgpt.com" office:target-frame-name="_blank" xlink:show="new" text:style-name="Internet_20_link" text:visited-style-name="Visited_20_Internet_20_Link">WIRED</text:a></text:p>
      <text:p text:style-name="Text_20_body"><draw:frame draw:style-name="fr1" draw:name="graphics1" text:anchor-type="as-char" svg:width="5.292cm" svg:height="2.963cm" draw:z-index="0"><draw:image xlink:href="https://tse3.mm.bing.net/th?id=OIP.2HrX9eEQ4gjoAUVCFKHFhQHaD4&amp;w=200&amp;h=112&amp;c=7" xlink:type="simple" xlink:show="embed" xlink:actuate="onLoad"/><svg:title>Decision-making screen in the Democracy OS demo version. | Download ...</svg:title></draw:frame></text:p>
      <text:p text:style-name="Text_20_body"><text:span text:style-name="Strong_20_Emphasis">VoterVoice</text:span><text:line-break/>A comprehensive advocacy tool that enables organizations to create campaigns, manage events, and communicate securely with supporters. It offers features like AI-enhanced emails, pre-filled lawmaker contact forms, and detailed reports to influence policy effectively. ​<text:a xlink:type="simple" xlink:href="https://www.votervoice.net/?utm_source=chatgpt.com" office:target-frame-name="_blank" xlink:show="new" text:style-name="Internet_20_link" text:visited-style-name="Visited_20_Internet_20_Link">VoterVoice+2VoterVoice+2VoterVoice+2</text:a></text:p>
      <text:p text:style-name="Text_20_body"><draw:frame draw:style-name="fr1" draw:name="graphics2" text:anchor-type="as-char" svg:width="5.292cm" svg:height="2.963cm" draw:z-index="1"><draw:image xlink:href="https://tse2.mm.bing.net/th/id/OIP.7tEBRrYmpNkmI8dIGO-NbgHaD4?w=200&amp;h=112&amp;c=7" xlink:type="simple" xlink:show="embed" xlink:actuate="onLoad"/><svg:title>Grassroots &amp; Grasstops Digital Advocacy Software | VoterVoice Part of ...</svg:title></draw:frame></text:p>
      <text:p text:style-name="Text_20_body"><text:span text:style-name="Strong_20_Emphasis">CiviClick</text:span><text:line-break/>A modern grassroots advocacy software that provides digital tools for public affairs and government relations. It focuses on ease-of-use and innovative technology solutions to help movements grow and engage supporters effectively. ​<text:a xlink:type="simple" xlink:href="https://civiclick.com/solutions/?utm_source=chatgpt.com" office:target-frame-name="_blank" xlink:show="new" text:style-name="Internet_20_link" text:visited-style-name="Visited_20_Internet_20_Link">CiviClick+1grassrootsunwired.com+1</text:a></text:p>
      <text:p text:style-name="Text_20_body"><draw:frame draw:style-name="fr1" draw:name="graphics3" text:anchor-type="as-char" svg:width="5.292cm" svg:height="3.942cm" draw:z-index="2"><draw:image xlink:href="https://tse1.mm.bing.net/th?id=OIP.-PIKUwNFGPMFKvWcyvrYlgHaFh&amp;w=200&amp;h=149&amp;c=7" xlink:type="simple" xlink:show="embed" xlink:actuate="onLoad"/><svg:title>Grassroots Advocacy Software Platform | CiviClick</svg:title></draw:frame></text:p>
      <text:p text:style-name="Text_20_body"><text:span text:style-name="Strong_20_Emphasis">VotingAct</text:span><text:line-break/>An open-source, encrypted, and anonymous voting system designed to prevent voter fraud <text:soft-page-break/>and ensure secure digital voting processes. It provides real-time data and insights to make informed decisions during elections and political events. ​<text:a xlink:type="simple" xlink:href="https://www.votingact.com/?utm_source=chatgpt.com" office:target-frame-name="_blank" xlink:show="new" text:style-name="Internet_20_link" text:visited-style-name="Visited_20_Internet_20_Link">My Site</text:a></text:p>
      <text:p text:style-name="Text_20_body"><draw:frame draw:style-name="fr1" draw:name="graphics4" text:anchor-type="as-char" svg:width="5.292cm" svg:height="3.969cm" draw:z-index="3"><draw:image xlink:href="https://tse2.mm.bing.net/th?id=OIP.ecDAAf4FPYFiD-aUw2BfYQHaFj&amp;w=200&amp;h=150&amp;c=7" xlink:type="simple" xlink:show="embed" xlink:actuate="onLoad"/><svg:title>PPT - Secure Voting Systems PowerPoint Presentation, free download - ID ...</svg:title></draw:frame></text:p>
      <text:p text:style-name="Text_20_body"><text:span text:style-name="Strong_20_Emphasis">Activist.org</text:span><text:line-break/>A global platform for activism that allows movements to grow and people to participate in political actions. It offers tools for organizing, communicating, and mobilizing supporters around various causes. ​<text:a xlink:type="simple" xlink:href="https://activist.org/?utm_source=chatgpt.com" office:target-frame-name="_blank" xlink:show="new" text:style-name="Internet_20_link" text:visited-style-name="Visited_20_Internet_20_Link">Mobilize+3activist+3Aristotle+3</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4-21T22:53:10.69</meta:creation-date>
    <meta:document-statistic meta:table-count="0" meta:image-count="4" meta:object-count="0" meta:page-count="2" meta:paragraph-count="11" meta:word-count="218" meta:character-count="1713"/>
    <dc:date>2025-04-21T22:59:17.29</dc:date>
    <dc:creator>Christine Ballard</dc:creator>
    <meta:editing-duration>PT6M6S</meta:editing-duration>
    <meta:editing-cycles>1</meta:editing-cycles>
    <meta:generator>OpenOffice/4.1.15$Win32 OpenOffice.org_project/4115m2$Build-9813</meta:generator>
  </office:meta>
</office:document-meta>
</file>